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tyles.xml"/>
  <manifest:file-entry manifest:media-type="application/vnd.oasis.opendocument.spreadsheet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application/rdf+xml" manifest:full-path="manifest.rdf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spreadsheet" manifest:version="1.2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5.25in" table:align="left"/>
    </style:style>
    <style:style style:name="Table3.A" style:family="table-column">
      <style:table-column-properties style:column-width="0.2847in"/>
    </style:style>
    <style:style style:name="Table3.B" style:family="table-column">
      <style:table-column-properties style:column-width="4.9653in"/>
    </style:style>
    <style:style style:name="Table3.A1" style:family="table-cell">
      <style:table-cell-properties style:vertical-align="middle" fo:padding="0.0208in" fo:border="none"/>
    </style:style>
    <style:style style:name="Table4" style:family="table">
      <style:table-properties style:width="5.3153in" table:align="left"/>
    </style:style>
    <style:style style:name="Table4.A" style:family="table-column">
      <style:table-column-properties style:column-width="0.2847in"/>
    </style:style>
    <style:style style:name="Table4.B" style:family="table-column">
      <style:table-column-properties style:column-width="5.0306in"/>
    </style:style>
    <style:style style:name="Table4.A1" style:family="table-cell">
      <style:table-cell-properties style:vertical-align="middle" fo:padding="0.0208in" fo:border="none"/>
    </style:style>
    <style:style style:name="Table2" style:family="table">
      <style:table-properties style:width="4.5625in" table:align="left"/>
    </style:style>
    <style:style style:name="Table2.A" style:family="table-column">
      <style:table-column-properties style:column-width="0.2847in"/>
    </style:style>
    <style:style style:name="Table2.B" style:family="table-column">
      <style:table-column-properties style:column-width="4.2778in"/>
    </style:style>
    <style:style style:name="Table2.A1" style:family="table-cell">
      <style:table-cell-properties style:vertical-align="middle" fo:padding="0.0208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Preformatted_20_Text" style:list-style-name="L2">
      <style:paragraph-properties fo:margin-top="0in" fo:margin-bottom="0.1965in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top="0in" fo:margin-bottom="0.1965in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.1965in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in" fo:margin-bottom="0.1965in"/>
      <style:text-properties fo:font-weight="normal" style:font-weight-asian="normal" style:font-weight-complex="normal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port Draft</text:p>
      <text:p text:style-name="P1">2nd Jan:</text:p>
      <text:p text:style-name="P1">Downloaded the past Closing Sensex values from 1st Jan 1990- 31st Dec 2014</text:p>
      <text:p text:style-name="Standard">Installed Neural net package of R</text:p>
      <text:p text:style-name="Standard">Using the following source, trained the neural network</text:p>
      <text:p text:style-name="Standard"><text:a xlink:type="simple" xlink:href="http://www.r-bloggers.com/using-neural-networks-for-credit-scoring-a-simple-example/">http://www.r-bloggers.com/using-neural-networks-for-credit-scoring-a-simple-example/</text:a></text:p>
      <text:p text:style-name="Standard">Changed Dates to natural number series and modified all Closing values (</text:p>
      <text:p text:style-name="Standard"/>
      <text:p text:style-name="Preformatted_20_Text">stocknet &lt;- neuralnet(Close~Date, trainset, hidden = 4, lifesign = "minimal", </text:p>
      <text:p text:style-name="P2"><text:s text:c="4"/>linear.output = FALSE, threshold = 0.1)</text:p>
      <text:p text:style-name="Preformatted_20_Text">stocknet &lt;- neuralnet(Close~Date, trainset, hidden = c(20,15,10), lifesign = "minimal", </text:p>
      <text:p text:style-name="P2"><text:s text:c="4"/>linear.output = FALSE, threshold = 0.1)</text:p>
      <text:p text:style-name="P9">3rd January</text:p>
      <text:p text:style-name="P2">Same analysis with past 3 months and 100 days also.</text:p>
      <text:p text:style-name="P10">4th January</text:p>
      <text:p text:style-name="P11">Realized that our approach was wrong. We were considering the day number as the only input for Closing value of that day.</text:p>
      <text:p text:style-name="P11">So we made the past 6 Closing values of Sensex as the input of each day. And trained the neural network.</text:p>
      <text:p text:style-name="P11">Here we made the mistake of predicting the Closing values of the days after the next days on the basis on ACTUAL closing values of past 6 days. These inputs actually had to be the predicted values of those days.</text:p>
      <text:p text:style-name="Standard"><text:span text:style-name="T2">5th January:</text:span></text:p>
      <text:p text:style-name="Standard"/>
      <text:p text:style-name="Standard">Trained the neural network for each day separately by changing considering the input to the next day as the predicted value of the previous da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6th January:</text:p>
      <text:p text:style-name="Standard"/>
      <text:p text:style-name="Standard">Performed PREDICTION of sensex time series by two methods:</text:p>
      <text:list xml:id="list822719394" text:style-name="L2">
        <text:list-item>
          <text:p text:style-name="P6">Neural Networks (considering the predicted values as inputs for the next day)- did this prediction for a period of 50 days</text:p>
          <text:p text:style-name="P6">recorded errors, made graphs</text:p>
          <text:p text:style-name="P6"/>
          <text:p text:style-name="P6">stocknet &lt;- neuralnet(Close~Close1+Close2+Close3+Close4+Close5+Close6, trainset, hidden <text:soft-page-break/>= c(20,15,10), lifesign = "minimal", </text:p>
          <text:p text:style-name="P3"><text:s text:c="4"/>linear.output = FALSE, threshold = 0.1)</text:p>
          <text:p text:style-name="P3">Training Data= 2000 days (something from 1997-2014)</text:p>
          <text:p text:style-name="P3">Test Data= 5 days</text:p>
          <text:p text:style-name="P3">Performed 10 iterations, therefore predicted Closing value for 50 days.</text:p>
          <text:p text:style-name="P6"><draw:frame draw:style-name="fr1" draw:name="Object1" text:anchor-type="paragraph" svg:x="-0.3228in" svg:y="0.0772in" svg:width="7.6965in" svg:height="5.2083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Standard"/>
      <text:p text:style-name="Standard"/>
      <text:p text:style-name="P1"><draw:frame draw:style-name="fr1" draw:name="Object3" text:anchor-type="paragraph" svg:x="5.1673in" svg:y="0.2047in" svg:width="1.7783in" svg:height="1.0665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2" text:anchor-type="paragraph" svg:x="0.3965in" svg:y="0.2047in" svg:width="6.2984in" svg:height="3.5457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5" text:anchor-type="paragraph" svg:x="5.2193in" svg:y="3.5453in" svg:width="1.7783in" svg:height="2.1335in" draw:z-index="4"><draw:object xlink:href="./Object 5" xlink:type="simple" xlink:show="embed" xlink:actuate="onLoad"/><draw:image xlink:href="./ObjectReplacements/Object 5" xlink:type="simple" xlink:show="embed" xlink:actuate="onLoad"/></draw:frame><text:soft-page-break/>RMS error per iteration:</text:p>
      <text:p text:style-name="Standard"/>
      <text:p text:style-name="P1">RMS Error per iteration:</text:p>
      <text:p text:style-name="Standard"><draw:frame draw:style-name="fr2" draw:name="Object4" text:anchor-type="paragraph" svg:width="6.2984in" svg:height="3.5453in" draw:z-index="3"><draw:object xlink:href="./Object 4" xlink:type="simple" xlink:show="embed" xlink:actuate="onLoad"/><draw:image xlink:href="./ObjectReplacements/Object 4" xlink:type="simple" xlink:show="embed" xlink:actuate="onLoad"/></draw:frame>But this method was not able to capture the trends accurately. So, we used the Moving Averages method als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1859341" text:continue-numbering="true" text:style-name="L2">
        <text:list-item>
          <text:p text:style-name="P6"><text:soft-page-break/>Moving Averages method</text:p>
          <text:p text:style-name="P6">Analysis performed for a time lag of 1 to 10 days.</text:p>
        </text:list-item>
      </text:list>
      <text:p text:style-name="Standard"/>
      <text:p text:style-name="Standard"/>
      <text:p text:style-name="Standard"><draw:frame draw:style-name="fr2" draw:name="Object6" text:anchor-type="paragraph" svg:width="6.2984in" svg:height="3.5453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paragraph" svg:x="5.2484in" svg:y="-0.5445in" svg:width="1.7783in" svg:height="2.1091in" draw:z-index="6"><draw:object xlink:href="./Object 7" xlink:type="simple" xlink:show="embed" xlink:actuate="onLoad"/><draw:image xlink:href="./ObjectReplacements/Object 7" xlink:type="simple" xlink:show="embed" xlink:actuate="onLoad"/></draw:frame>But this method does not capture the trend (up/down) <text:s/>of Sensex values.</text:p>
      <text:p text:style-name="Standard">Installed Topic Modelling Tool for LDA</text:p>
      <text:p text:style-name="Standard"/>
      <text:p text:style-name="Standard">Dhaval sir gave the base paper for time series prediction: Stock Market Prediction based on Time Series Data and Market Sentiments by Ding et al.</text:p>
      <text:p text:style-name="Standard"/>
      <text:p text:style-name="P1">7th January:</text:p>
      <text:p text:style-name="Standard"/>
      <text:p text:style-name="Standard">Made 3 copies of the main database.</text:p>
      <text:p text:style-name="Standard">The following operations were performed with the second copy: finance_news_copy2</text:p>
      <text:p text:style-name="Standard"/>
      <text:p text:style-name="Standard">Wrote 2 cpp programs.</text:p>
      <text:list xml:id="list4021954981" text:style-name="L1">
        <text:list-item>
          <text:p text:style-name="P4">To detect the article which is totally unrelated to its headline and replace the article with the headline.</text:p>
        </text:list-item>
        <text:list-item>
          <text:p text:style-name="P4">To combine all the headlines and article of a single day into a single document and name it as the date of the news. Generate all such documents .</text:p>
        </text:list-item>
      </text:list>
      <text:p text:style-name="Standard">Fed the generated documents to the Topic Modelling toolbox</text:p>
      <text:p text:style-name="Standard"/>
      <text:p text:style-name="Standard">Generated 10 topics </text:p>
      <text:p text:style-name="Standard">Output was not very relevant to finance.</text:p>
      <text:p text:style-name="Standard">Output: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1.</text:p>
          </table:table-cell>
          <table:table-cell table:style-name="Table3.A1" office:value-type="string">
            <text:p text:style-name="Table_20_Contents"><text:a xlink:type="simple" xlink:href="http://Topics/Topic1.html"><text:span text:style-name="T1">september de china chinese scotland alibaba xi la india company</text:span></text:a></text:p>
          </table:table-cell>
        </table:table-row>
        <table:table-row>
          <table:table-cell table:style-name="Table3.A1" office:value-type="string">
            <text:p text:style-name="Table_20_Contents">2.</text:p>
          </table:table-cell>
          <table:table-cell table:style-name="Table3.A1" office:value-type="string">
            <text:p text:style-name="Table_20_Contents"><text:a xlink:type="simple" xlink:href="http://Topics/Topic2.html"><text:span text:style-name="T1">october year times government oct financial rs party bjp people</text:span></text:a></text:p>
          </table:table-cell>
        </table:table-row>
        <table:table-row>
          <table:table-cell table:style-name="Table3.A1" office:value-type="string">
            <text:p text:style-name="Table_20_Contents">3.</text:p>
          </table:table-cell>
          <table:table-cell table:style-name="Table3.A1" office:value-type="string">
            <text:p text:style-name="Table_20_Contents"><text:a xlink:type="simple" xlink:href="http://Topics/Topic3.html"><text:span text:style-name="T1">november year cent time crore minister rs nov government years</text:span></text:a></text:p>
          </table:table-cell>
        </table:table-row>
        <text:soft-page-break/>
        <table:table-row>
          <table:table-cell table:style-name="Table3.A1" office:value-type="string">
            <text:p text:style-name="Table_20_Contents">4.</text:p>
          </table:table-cell>
          <table:table-cell table:style-name="Table3.A1" office:value-type="string">
            <text:p text:style-name="Table_20_Contents"><text:a xlink:type="simple" xlink:href="http://Topics/Topic4.html"><text:span text:style-name="T1">rs cent market year india company growth prices crore ist</text:span></text:a></text:p>
          </table:table-cell>
        </table:table-row>
        <table:table-row>
          <table:table-cell table:style-name="Table3.A1" office:value-type="string">
            <text:p text:style-name="Table_20_Contents">5.</text:p>
          </table:table-cell>
          <table:table-cell table:style-name="Table3.A1" office:value-type="string">
            <text:p text:style-name="Table_20_Contents"><text:a xlink:type="simple" xlink:href="http://Topics/Topic5.html"><text:span text:style-name="T1">true post false september comments canvas watcher top display washpost</text:span></text:a></text:p>
          </table:table-cell>
        </table:table-row>
        <table:table-row>
          <table:table-cell table:style-name="Table3.A1" office:value-type="string">
            <text:p text:style-name="Table_20_Contents">6.</text:p>
          </table:table-cell>
          <table:table-cell table:style-name="Table3.A1" office:value-type="string">
            <text:p text:style-name="Table_20_Contents"><text:a xlink:type="simple" xlink:href="http://Topics/Topic6.html"><text:span text:style-name="T1">october modi people india oct pm hong minister kong chief</text:span></text:a></text:p>
          </table:table-cell>
        </table:table-row>
        <table:table-row>
          <table:table-cell table:style-name="Table3.A1" office:value-type="string">
            <text:p text:style-name="Table_20_Contents">7.</text:p>
          </table:table-cell>
          <table:table-cell table:style-name="Table3.A1" office:value-type="string">
            <text:p text:style-name="Table_20_Contents"><text:a xlink:type="simple" xlink:href="http://Topics/Topic7.html"><text:span text:style-name="T1">september india modi minister pm times financial obama indian prime</text:span></text:a></text:p>
          </table:table-cell>
        </table:table-row>
        <table:table-row>
          <table:table-cell table:style-name="Table3.A1" office:value-type="string">
            <text:p text:style-name="Table_20_Contents">8.</text:p>
          </table:table-cell>
          <table:table-cell table:style-name="Table3.A1" office:value-type="string">
            <text:p text:style-name="Table_20_Contents"><text:a xlink:type="simple" xlink:href="http://Topics/Topic8.html"><text:span text:style-name="T1">india government power percent court bank make rs companies year</text:span></text:a></text:p>
          </table:table-cell>
        </table:table-row>
        <table:table-row>
          <table:table-cell table:style-name="Table3.A1" office:value-type="string">
            <text:p text:style-name="Table_20_Contents">9.</text:p>
          </table:table-cell>
          <table:table-cell table:style-name="Table3.A1" office:value-type="string">
            <text:p text:style-name="Table_20_Contents"><text:a xlink:type="simple" xlink:href="http://Topics/Topic9.html"><text:span text:style-name="T1">financial times company ft business share world year people million</text:span></text:a></text:p>
          </table:table-cell>
        </table:table-row>
        <table:table-row>
          <table:table-cell table:style-name="Table3.A1" office:value-type="string">
            <text:p text:style-name="Table_20_Contents">10.</text:p>
          </table:table-cell>
          <table:table-cell table:style-name="Table3.A1" office:value-type="string">
            <text:p text:style-name="Table_20_Contents"><text:a xlink:type="simple" xlink:href="http://Topics/Topic10.html"><text:span text:style-name="T1">bjp india state minister party pm government people congress modi</text:span></text:a></text:p>
          </table:table-cell>
        </table:table-row>
      </table:table>
      <text:p text:style-name="Standard"/>
      <text:p text:style-name="Standard"/>
      <text:p text:style-name="Standard">Gnerated 15 topics.</text:p>
      <text:p text:style-name="Standard">Output was again not very related to finance.</text:p>
      <text:p text:style-name="Standard"/>
      <text:p text:style-name="Standard"/>
      <text:p text:style-name="Standard">Output: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1.</text:p>
          </table:table-cell>
          <table:table-cell table:style-name="Table4.A1" office:value-type="string">
            <text:p text:style-name="Table_20_Contents"><text:a xlink:type="simple" xlink:href="http://Topics/Topic1.html"><text:span text:style-name="T1">october people oct india kong hong financial modi year times</text:span></text:a></text:p>
          </table:table-cell>
        </table:table-row>
        <table:table-row>
          <table:table-cell table:style-name="Table4.A1" office:value-type="string">
            <text:p text:style-name="Table_20_Contents">2.</text:p>
          </table:table-cell>
          <table:table-cell table:style-name="Table4.A1" office:value-type="string">
            <text:p text:style-name="Table_20_Contents"><text:a xlink:type="simple" xlink:href="http://Topics/Topic2.html"><text:span text:style-name="T1">true post false comments september canvas watcher top display washpost</text:span></text:a></text:p>
          </table:table-cell>
        </table:table-row>
        <table:table-row>
          <table:table-cell table:style-name="Table4.A1" office:value-type="string">
            <text:p text:style-name="Table_20_Contents">3.</text:p>
          </table:table-cell>
          <table:table-cell table:style-name="Table4.A1" office:value-type="string">
            <text:p text:style-name="Table_20_Contents"><text:a xlink:type="simple" xlink:href="http://Topics/Topic3.html"><text:span text:style-name="T1">september de china india scotland alibaba chinese xi indian la</text:span></text:a></text:p>
          </table:table-cell>
        </table:table-row>
        <table:table-row>
          <table:table-cell table:style-name="Table4.A1" office:value-type="string">
            <text:p text:style-name="Table_20_Contents">4.</text:p>
          </table:table-cell>
          <table:table-cell table:style-name="Table4.A1" office:value-type="string">
            <text:p text:style-name="Table_20_Contents"><text:a xlink:type="simple" xlink:href="http://Topics/Topic4.html"><text:span text:style-name="T1">india october oct company indian ist global pakistan infosys maharashtra</text:span></text:a></text:p>
          </table:table-cell>
        </table:table-row>
        <table:table-row>
          <table:table-cell table:style-name="Table4.A1" office:value-type="string">
            <text:p text:style-name="Table_20_Contents">5.</text:p>
          </table:table-cell>
          <table:table-cell table:style-name="Table4.A1" office:value-type="string">
            <text:p text:style-name="Table_20_Contents"><text:a xlink:type="simple" xlink:href="http://Topics/Topic5.html"><text:span text:style-name="T1">november india minister year modi cent people day obama crore</text:span></text:a></text:p>
          </table:table-cell>
        </table:table-row>
        <table:table-row>
          <table:table-cell table:style-name="Table4.A1" office:value-type="string">
            <text:p text:style-name="Table_20_Contents">6.</text:p>
          </table:table-cell>
          <table:table-cell table:style-name="Table4.A1" office:value-type="string">
            <text:p text:style-name="Table_20_Contents"><text:a xlink:type="simple" xlink:href="http://Topics/Topic6.html"><text:span text:style-name="T1">bjp state government minister party india pm congress delhi power</text:span></text:a></text:p>
          </table:table-cell>
        </table:table-row>
        <table:table-row>
          <table:table-cell table:style-name="Table4.A1" office:value-type="string">
            <text:p text:style-name="Table_20_Contents">7.</text:p>
          </table:table-cell>
          <table:table-cell table:style-name="Table4.A1" office:value-type="string">
            <text:p text:style-name="Table_20_Contents"><text:a xlink:type="simple" xlink:href="http://Topics/Topic7.html"><text:span text:style-name="T1">modi india minister september pm prime indian police chief saturday</text:span></text:a></text:p>
          </table:table-cell>
        </table:table-row>
        <table:table-row>
          <table:table-cell table:style-name="Table4.A1" office:value-type="string">
            <text:p text:style-name="Table_20_Contents">8.</text:p>
          </table:table-cell>
          <table:table-cell table:style-name="Table4.A1" office:value-type="string">
            <text:p text:style-name="Table_20_Contents"><text:a xlink:type="simple" xlink:href="http://Topics/Topic8.html"><text:span text:style-name="T1">time friday ebola people business city pm years good don</text:span></text:a></text:p>
          </table:table-cell>
        </table:table-row>
        <table:table-row>
          <table:table-cell table:style-name="Table4.A1" office:value-type="string">
            <text:p text:style-name="Table_20_Contents">9.</text:p>
          </table:table-cell>
          <table:table-cell table:style-name="Table4.A1" office:value-type="string">
            <text:p text:style-name="Table_20_Contents"><text:a xlink:type="simple" xlink:href="http://Topics/Topic9.html"><text:span text:style-name="T1">india september coal mars modi power make blocks isro mission</text:span></text:a></text:p>
          </table:table-cell>
        </table:table-row>
        <table:table-row>
          <table:table-cell table:style-name="Table4.A1" office:value-type="string">
            <text:p text:style-name="Table_20_Contents">10.</text:p>
          </table:table-cell>
          <table:table-cell table:style-name="Table4.A1" office:value-type="string">
            <text:p text:style-name="Table_20_Contents"><text:a xlink:type="simple" xlink:href="http://Topics/Topic10.html"><text:span text:style-name="T1">rs cent year market india bank crore month growth prices</text:span></text:a></text:p>
          </table:table-cell>
        </table:table-row>
        <table:table-row>
          <table:table-cell table:style-name="Table4.A1" office:value-type="string">
            <text:p text:style-name="Table_20_Contents">11.</text:p>
          </table:table-cell>
          <table:table-cell table:style-name="Table4.A1" office:value-type="string">
            <text:p text:style-name="Table_20_Contents"><text:a xlink:type="simple" xlink:href="http://Topics/Topic11.html"><text:span text:style-name="T1">november financial year india times indian nov time delhi years</text:span></text:a></text:p>
          </table:table-cell>
        </table:table-row>
        <table:table-row>
          <table:table-cell table:style-name="Table4.A1" office:value-type="string">
            <text:p text:style-name="Table_20_Contents">12.</text:p>
          </table:table-cell>
          <table:table-cell table:style-name="Table4.A1" office:value-type="string">
            <text:p text:style-name="Table_20_Contents"><text:a xlink:type="simple" xlink:href="http://Topics/Topic12.html"><text:span text:style-name="T1">october india times oct financial government minister bjp year party</text:span></text:a></text:p>
          </table:table-cell>
        </table:table-row>
        <table:table-row>
          <table:table-cell table:style-name="Table4.A1" office:value-type="string">
            <text:p text:style-name="Table_20_Contents">13.</text:p>
          </table:table-cell>
          <table:table-cell table:style-name="Table4.A1" office:value-type="string">
            <text:p text:style-name="Table_20_Contents"><text:a xlink:type="simple" xlink:href="http://Topics/Topic13.html"><text:span text:style-name="T1">year government court money india company report quarter tax cent</text:span></text:a></text:p>
          </table:table-cell>
        </table:table-row>
        <table:table-row>
          <table:table-cell table:style-name="Table4.A1" office:value-type="string">
            <text:p text:style-name="Table_20_Contents">14.</text:p>
          </table:table-cell>
          <table:table-cell table:style-name="Table4.A1" office:value-type="string">
            <text:p text:style-name="Table_20_Contents"><text:a xlink:type="simple" xlink:href="http://Topics/Topic14.html"><text:span text:style-name="T1">india financial times september company cent policy china percent market</text:span></text:a></text:p>
          </table:table-cell>
        </table:table-row>
        <table:table-row>
          <table:table-cell table:style-name="Table4.A1" office:value-type="string">
            <text:p text:style-name="Table_20_Contents">15.</text:p>
          </table:table-cell>
          <table:table-cell table:style-name="Table4.A1" office:value-type="string">
            <text:p text:style-name="Table_20_Contents"><text:a xlink:type="simple" xlink:href="http://Topics/Topic15.html"><text:span text:style-name="T1">financial times share post company news ft health single policy</text:span></text:a></text:p>
          </table:table-cell>
        </table:table-row>
      </table:table>
      <text:p text:style-name="Standard"/>
      <text:p text:style-name="Standard"/>
      <text:p text:style-name="Standard"/>
      <text:p text:style-name="Standard">Preprocessing of the data collected from 1st Sept to 16th December:</text:p>
      <text:p text:style-name="Standard"/>
      <text:p text:style-name="Standard">The data had many articles which were irrelevant to the topics which could affect the stock market. Hence the data needed to be preprocessed.</text:p>
      <text:p text:style-name="Standard"/>
      <text:p text:style-name="Standard">The following queries were performed on the data for its preprocessing:</text:p>
      <text:p text:style-name="Standard"><text:s/></text:p>
      <text:p text:style-name="Standard">DELETE from News_articles where Article LIKE 'Thank you for your feedback%'</text:p>
      <text:p text:style-name="Standard">DELETE from News_articles where URL LIKE '%sports%' or URL LIKE '%entertainment%'</text:p>
      <text:p text:style-name="Standard">// take care of sports eg- transports </text:p>
      <text:p text:style-name="Standard">DELETE FROM `News_articles` WHERE URL like '%thehindu.com/sport%'</text:p>
      <text:p text:style-name="Standard"><text:soft-page-break/>UPDATE `News_articles` SET Article = Headline WHERE Article LIKE 'DGCA cracks down on Jet Airways, threatens to cancel%'</text:p>
      <text:p text:style-name="Standard">DELETE from News_articles where URL LIKE '<text:a xlink:type="simple" xlink:href="http://indianexpress.com/article/lifestyle/life-style%25">http://indianexpress.com/article/lifestyle/life-style%</text:a>'</text:p>
      <text:p text:style-name="Standard">DELETE FROM `News_articles` WHERE URL like 'http://ww.itimes.com%'</text:p>
      <text:p text:style-name="Standard">DELETE FROM `News_articles` WHERE URL LIKE '%in.lifestyle.yahoo.com%'</text:p>
      <text:p text:style-name="Standard">DELETE FROM `News_articles` WHERE URL like '%hindu.com/books%'</text:p>
      <text:p text:style-name="Standard">DELETE from News_articles where URL LIKE '%hindu.com/news/cities%'</text:p>
      <text:p text:style-name="Standard">DELETE FROM `News_articles` WHERE URL like '<text:a xlink:type="simple" xlink:href="http://mmb.moneycontrol.com/india/messageboardblog%25">http://mmb.moneycontrol.com/india/messageboardblog%</text:a>'</text:p>
      <text:p text:style-name="Standard">DELETE FROM `News_articles` WHERE URL LIKE '%in.celebrity.yahoo.com%'</text:p>
      <text:p text:style-name="Standard">DELETE FROM `News_articles` WHERE URL LIKE '%in.screen.yahoo.com%'</text:p>
      <text:p text:style-name="Standard">DELETE FROM `News_articles` WHERE URL like '%bbc.com/capital/story%'</text:p>
      <text:p text:style-name="Standard">DELETE FROM `News_articles` WHERE URL like '%article/lifestyle%'</text:p>
      <text:p text:style-name="Standard">DELETE FROM `News_articles` WHERE URL LIKE '%washingtonpost.com/blogs%'</text:p>
      <text:p text:style-name="Standard"/>
      <text:p text:style-name="Standard"/>
      <text:p text:style-name="Standard">Generated 10 topics. This time the input was the modified dataset.</text:p>
      <text:p text:style-name="Standard">Input: Only the news headlines.</text:p>
      <text:p text:style-name="Standard">Output: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.</text:p>
          </table:table-cell>
          <table:table-cell table:style-name="Table2.A1" office:value-type="string">
            <text:p text:style-name="Table_20_Contents"><text:a xlink:type="simple" xlink:href="http://Topics/Topic1.html"><text:span text:style-name="T1">sensex stocks nifty shares rs global trade markets buy rupee</text:span></text:a></text:p>
          </table:table-cell>
        </table:table-row>
        <table:table-row>
          <table:table-cell table:style-name="Table2.A1" office:value-type="string">
            <text:p text:style-name="Table_20_Contents">2.</text:p>
          </table:table-cell>
          <table:table-cell table:style-name="Table2.A1" office:value-type="string">
            <text:p text:style-name="Table_20_Contents"><text:a xlink:type="simple" xlink:href="http://Topics/Topic2.html"><text:span text:style-name="T1">rs year cr record gold bse crore fund inflation hit</text:span></text:a></text:p>
          </table:table-cell>
        </table:table-row>
        <table:table-row>
          <table:table-cell table:style-name="Table2.A1" office:value-type="string">
            <text:p text:style-name="Table_20_Contents">3.</text:p>
          </table:table-cell>
          <table:table-cell table:style-name="Table2.A1" office:value-type="string">
            <text:p text:style-name="Table_20_Contents"><text:a xlink:type="simple" xlink:href="http://Topics/Topic3.html"><text:span text:style-name="T1">money black govt bjp india bank cm rs names banks</text:span></text:a></text:p>
          </table:table-cell>
        </table:table-row>
        <table:table-row>
          <table:table-cell table:style-name="Table2.A1" office:value-type="string">
            <text:p text:style-name="Table_20_Contents">4.</text:p>
          </table:table-cell>
          <table:table-cell table:style-name="Table2.A1" office:value-type="string">
            <text:p text:style-name="Table_20_Contents"><text:a xlink:type="simple" xlink:href="http://Topics/Topic4.html"><text:span text:style-name="T1">india profit ebola bjp maharashtra net pakistan polls october rs</text:span></text:a></text:p>
          </table:table-cell>
        </table:table-row>
        <table:table-row>
          <table:table-cell table:style-name="Table2.A1" office:value-type="string">
            <text:p text:style-name="Table_20_Contents">5.</text:p>
          </table:table-cell>
          <table:table-cell table:style-name="Table2.A1" office:value-type="string">
            <text:p text:style-name="Table_20_Contents"><text:a xlink:type="simple" xlink:href="http://Topics/Topic5.html"><text:span text:style-name="T1">modi pm narendra india hong kong chief http obama campaign</text:span></text:a></text:p>
          </table:table-cell>
        </table:table-row>
        <table:table-row>
          <table:table-cell table:style-name="Table2.A1" office:value-type="string">
            <text:p text:style-name="Table_20_Contents">6.</text:p>
          </table:table-cell>
          <table:table-cell table:style-name="Table2.A1" office:value-type="string">
            <text:p text:style-name="Table_20_Contents"><text:a xlink:type="simple" xlink:href="http://Topics/Topic6.html"><text:span text:style-name="T1">rbi http usat oil cut ly govt modi rate china</text:span></text:a></text:p>
          </table:table-cell>
        </table:table-row>
        <table:table-row>
          <table:table-cell table:style-name="Table2.A1" office:value-type="string">
            <text:p text:style-name="Table_20_Contents">7.</text:p>
          </table:table-cell>
          <table:table-cell table:style-name="Table2.A1" office:value-type="string">
            <text:p text:style-name="Table_20_Contents"><text:a xlink:type="simple" xlink:href="http://Topics/Topic7.html"><text:span text:style-name="T1">india delhi police uber oil report google russia case pm</text:span></text:a></text:p>
          </table:table-cell>
        </table:table-row>
        <table:table-row>
          <table:table-cell table:style-name="Table2.A1" office:value-type="string">
            <text:p text:style-name="Table_20_Contents">8.</text:p>
          </table:table-cell>
          <table:table-cell table:style-name="Table2.A1" office:value-type="string">
            <text:p text:style-name="Table_20_Contents"><text:a xlink:type="simple" xlink:href="http://Topics/Topic8.html"><text:span text:style-name="T1">india make coal indian day pm modi obama power deal</text:span></text:a></text:p>
          </table:table-cell>
        </table:table-row>
        <table:table-row>
          <table:table-cell table:style-name="Table2.A1" office:value-type="string">
            <text:p text:style-name="Table_20_Contents">9.</text:p>
          </table:table-cell>
          <table:table-cell table:style-name="Table2.A1" office:value-type="string">
            <text:p text:style-name="Table_20_Contents"><text:a xlink:type="simple" xlink:href="http://Topics/Topic9.html"><text:span text:style-name="T1">govt low top time court banks high investors bank world</text:span></text:a></text:p>
          </table:table-cell>
        </table:table-row>
        <table:table-row>
          <table:table-cell table:style-name="Table2.A1" office:value-type="string">
            <text:p text:style-name="Table_20_Contents">10.</text:p>
          </table:table-cell>
          <table:table-cell table:style-name="Table2.A1" office:value-type="string">
            <text:p text:style-name="Table_20_Contents"><text:a xlink:type="simple" xlink:href="http://Topics/Topic10.html"><text:span text:style-name="T1">china bjp india alibaba iphone modi xi sena chinese floods</text:span></text:a></text:p>
          </table:table-cell>
        </table:table-row>
      </table:table>
      <text:p text:style-name="Standard"/>
      <text:p text:style-name="Standard"/>
      <text:p text:style-name="Standard"><text:span text:style-name="T2">8th January</text:span> (Thakur's bday)</text:p>
      <text:p text:style-name="Standard"/>
      <text:p text:style-name="Standard">Set up the new machine.</text:p>
      <text:p text:style-name="Standard">Came across new fields: Dynamic topic models, correlated topic model <text:a xlink:type="simple" xlink:href="http://pdf.aminer.org/000/334/521/dynamic_topic_models.pdf" office:target-frame-name="_blank" xlink:show="new">http://pdf.aminer.org/000/334/521/dynamic_topic_models.pdf</text:a></text:p>
      <text:p text:style-name="Standard">Topics over Time: A Non-Markov Continuous-Time Model of Topical Trends <text:a xlink:type="simple" xlink:href="http://people.cs.umass.edu/%7Emccallum/papers/tot-kdd06s.pdf" office:target-frame-name="_blank" xlink:show="new">http://people.cs.umass.edu/~mccallum/papers/tot-kdd06s.pdf</text:a>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9th January(QIP Workshop)</text:p>
      <text:p text:style-name="P1"/>
      <text:p text:style-name="P7">Documentation of the whole 1 week work.</text:p>
      <text:p text:style-name="P7">Started reading the book: Data Mining with R by Luis Torgo</text:p>
      <text:p text:style-name="P7">CHAPTER: Predicting Stock Market Returns <text:a xlink:type="simple" xlink:href="http://www.dainf.ct.utfpr.edu.br/~kaestner/Mineracao/RDataMining/Data%20Mining%20with%20R-Kumar.pdf">http://www.dainf.ct.utfpr.edu.br/~kaestner/Mineracao/RDataMining/Data%20Mining%20with%20R-Kumar.pdf</text:a></text:p>
      <text:p text:style-name="P7"/>
      <text:p text:style-name="P7"/>
      <text:p text:style-name="P7"/>
      <text:p text:style-name="P7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1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tin </meta:initial-creator>
    <meta:creation-date>2015-01-08T22:08:42</meta:creation-date>
    <dc:date>2015-01-09T19:52:17</dc:date>
    <dc:creator>Nitin </dc:creator>
    <meta:editing-duration>PT20H53M1S</meta:editing-duration>
    <meta:editing-cycles>21</meta:editing-cycles>
    <meta:generator>LibreOffice/3.5$Linux_X86_64 LibreOffice_project/350m1$Build-202</meta:generator>
    <meta:document-statistic meta:table-count="3" meta:image-count="0" meta:object-count="7" meta:page-count="7" meta:paragraph-count="150" meta:word-count="1100" meta:character-count="6818" meta:non-whitespace-character-count="62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5" chart:maximum="0.2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48cm" svg:height="13.228cm" xlink:href="." xlink:type="simple" chart:class="chart:line" chart:style-name="ch1">
        <chart:legend chart:legend-position="end" svg:x="16.722cm" svg:y="6.066cm" style:legend-expansion="high" chart:style-name="ch2"/>
        <chart:plot-area chart:style-name="ch3" chart:data-source-has-labels="both" svg:x="0.84cm" svg:y="1.191cm" svg:width="15.102cm" svg:height="11.353cm">
          <chartooo:coordinate-region svg:x="1.752cm" svg:y="1.39cm" svg:width="14.003cm" svg:height="10.109cm"/>
          <chart:axis chart:dimension="x" chart:name="primary-x" chart:style-name="ch4" chartooo:axis-type="text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line">
            <chart:data-point chart:repeated="50"/>
          </chart:series>
          <chart:series chart:style-name="ch8" chart:values-cell-range-address="local-table.$C$2:.$C$51" chart:label-cell-address="local-table.$C$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40104">
                <text:p>0.1840104</text:p>
              </table:table-cell>
              <table:table-cell office:value-type="float" office:value="0.1802871778">
                <text:p>0.18028717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1972">
                <text:p>0.1861972</text:p>
              </table:table-cell>
              <table:table-cell office:value-type="float" office:value="0.1819783256">
                <text:p>0.1819783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88613">
                <text:p>0.1888613</text:p>
              </table:table-cell>
              <table:table-cell office:value-type="float" office:value="0.1797642996">
                <text:p>0.1797642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466">
                <text:p>0.1823466</text:p>
              </table:table-cell>
              <table:table-cell office:value-type="float" office:value="0.1803124367">
                <text:p>0.1803124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56755">
                <text:p>0.1856755</text:p>
              </table:table-cell>
              <table:table-cell office:value-type="float" office:value="0.1802305849">
                <text:p>0.1802305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97976">
                <text:p>0.1897976</text:p>
              </table:table-cell>
              <table:table-cell office:value-type="float" office:value="0.1797704511">
                <text:p>0.1797704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27006">
                <text:p>0.1927006</text:p>
              </table:table-cell>
              <table:table-cell office:value-type="float" office:value="0.1827517382">
                <text:p>0.1827517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971">
                <text:p>0.199971</text:p>
              </table:table-cell>
              <table:table-cell office:value-type="float" office:value="0.1563417116">
                <text:p>0.1563417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99745">
                <text:p>0.1999745</text:p>
              </table:table-cell>
              <table:table-cell office:value-type="float" office:value="0.1765774362">
                <text:p>0.1765774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78188">
                <text:p>0.1978188</text:p>
              </table:table-cell>
              <table:table-cell office:value-type="float" office:value="0.1759433575">
                <text:p>0.1759433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73276">
                <text:p>0.1973276</text:p>
              </table:table-cell>
              <table:table-cell office:value-type="float" office:value="0.1900673302">
                <text:p>0.1900673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74247">
                <text:p>0.1974247</text:p>
              </table:table-cell>
              <table:table-cell office:value-type="float" office:value="0.188724326">
                <text:p>0.188724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80403">
                <text:p>0.1980403</text:p>
              </table:table-cell>
              <table:table-cell office:value-type="float" office:value="0.1898839587">
                <text:p>0.1898839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96216">
                <text:p>0.1996216</text:p>
              </table:table-cell>
              <table:table-cell office:value-type="float" office:value="0.1868707424">
                <text:p>0.1868707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64664">
                <text:p>0.2064664</text:p>
              </table:table-cell>
              <table:table-cell office:value-type="float" office:value="0.1905405021">
                <text:p>0.1905405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26371">
                <text:p>0.2026371</text:p>
              </table:table-cell>
              <table:table-cell office:value-type="float" office:value="0.1965515279">
                <text:p>0.1965515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90096">
                <text:p>0.1990096</text:p>
              </table:table-cell>
              <table:table-cell office:value-type="float" office:value="0.2000471994">
                <text:p>0.2000471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92021">
                <text:p>0.1992021</text:p>
              </table:table-cell>
              <table:table-cell office:value-type="float" office:value="0.197534081">
                <text:p>0.197534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85624">
                <text:p>0.1985624</text:p>
              </table:table-cell>
              <table:table-cell office:value-type="float" office:value="0.1586966096">
                <text:p>0.1586966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89385">
                <text:p>0.1989385</text:p>
              </table:table-cell>
              <table:table-cell office:value-type="float" office:value="0.1888465934">
                <text:p>0.1888465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72727">
                <text:p>0.1972727</text:p>
              </table:table-cell>
              <table:table-cell office:value-type="float" office:value="0.199190595">
                <text:p>0.199190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37977">
                <text:p>0.1937977</text:p>
              </table:table-cell>
              <table:table-cell office:value-type="float" office:value="0.1952857383">
                <text:p>0.1952857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51715">
                <text:p>0.1951715</text:p>
              </table:table-cell>
              <table:table-cell office:value-type="float" office:value="0.1933058992">
                <text:p>0.1933058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90207">
                <text:p>0.1990207</text:p>
              </table:table-cell>
              <table:table-cell office:value-type="float" office:value="0.1960481713">
                <text:p>0.1960481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1595">
                <text:p>0.1991595</text:p>
              </table:table-cell>
              <table:table-cell office:value-type="float" office:value="0.1528696339">
                <text:p>0.1528696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8951">
                <text:p>0.198951</text:p>
              </table:table-cell>
              <table:table-cell office:value-type="float" office:value="0.1922259838">
                <text:p>0.1922259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8361">
                <text:p>0.1998361</text:p>
              </table:table-cell>
              <table:table-cell office:value-type="float" office:value="0.1934202358">
                <text:p>0.1934202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4926">
                <text:p>0.2024926</text:p>
              </table:table-cell>
              <table:table-cell office:value-type="float" office:value="0.1578753863">
                <text:p>0.1578753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27291">
                <text:p>0.2027291</text:p>
              </table:table-cell>
              <table:table-cell office:value-type="float" office:value="0.1577886469">
                <text:p>0.1577886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52859">
                <text:p>0.2052859</text:p>
              </table:table-cell>
              <table:table-cell office:value-type="float" office:value="0.1841024148">
                <text:p>0.1841024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60754">
                <text:p>0.2060754</text:p>
              </table:table-cell>
              <table:table-cell office:value-type="float" office:value="0.2001241471">
                <text:p>0.2001241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54762">
                <text:p>0.2054762</text:p>
              </table:table-cell>
              <table:table-cell office:value-type="float" office:value="0.1568704414">
                <text:p>0.1568704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41551">
                <text:p>0.2041551</text:p>
              </table:table-cell>
              <table:table-cell office:value-type="float" office:value="0.1924226478">
                <text:p>0.1924226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88289">
                <text:p>0.2088289</text:p>
              </table:table-cell>
              <table:table-cell office:value-type="float" office:value="0.1576431633">
                <text:p>0.1576431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89389">
                <text:p>0.2089389</text:p>
              </table:table-cell>
              <table:table-cell office:value-type="float" office:value="0.1844154603">
                <text:p>0.1844154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86497">
                <text:p>0.2086497</text:p>
              </table:table-cell>
              <table:table-cell office:value-type="float" office:value="0.2038472884">
                <text:p>0.2038472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76788">
                <text:p>0.2076788</text:p>
              </table:table-cell>
              <table:table-cell office:value-type="float" office:value="0.1600809729">
                <text:p>0.16008097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2543">
                <text:p>0.2072543</text:p>
              </table:table-cell>
              <table:table-cell office:value-type="float" office:value="0.2014105604">
                <text:p>0.2014105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68352">
                <text:p>0.2068352</text:p>
              </table:table-cell>
              <table:table-cell office:value-type="float" office:value="0.2011072629">
                <text:p>0.2011072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57028">
                <text:p>0.2057028</text:p>
              </table:table-cell>
              <table:table-cell office:value-type="float" office:value="0.1975905763">
                <text:p>0.1975905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92901">
                <text:p>0.2092901</text:p>
              </table:table-cell>
              <table:table-cell office:value-type="float" office:value="0.2018595009">
                <text:p>0.2018595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03397">
                <text:p>0.2103397</text:p>
              </table:table-cell>
              <table:table-cell office:value-type="float" office:value="0.208328125">
                <text:p>0.20832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16452">
                <text:p>0.2116452</text:p>
              </table:table-cell>
              <table:table-cell office:value-type="float" office:value="0.1960117776">
                <text:p>0.1960117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19681">
                <text:p>0.2119681</text:p>
              </table:table-cell>
              <table:table-cell office:value-type="float" office:value="0.160079054">
                <text:p>0.160079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97479">
                <text:p>0.2097479</text:p>
              </table:table-cell>
              <table:table-cell office:value-type="float" office:value="0.1926651423">
                <text:p>0.1926651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89494">
                <text:p>0.2089494</text:p>
              </table:table-cell>
              <table:table-cell office:value-type="float" office:value="0.2035495642">
                <text:p>0.2035495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82277">
                <text:p>0.2082277</text:p>
              </table:table-cell>
              <table:table-cell office:value-type="float" office:value="0.2019980188">
                <text:p>0.2019980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66615">
                <text:p>0.2066615</text:p>
              </table:table-cell>
              <table:table-cell office:value-type="float" office:value="0.2066743405">
                <text:p>0.2066743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9096">
                <text:p>0.2049096</text:p>
              </table:table-cell>
              <table:table-cell office:value-type="float" office:value="0.1573464193">
                <text:p>0.1573464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28191">
                <text:p>0.2028191</text:p>
              </table:table-cell>
              <table:table-cell office:value-type="float" office:value="0.1569539946">
                <text:p>0.1569539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line" chart:style-name="ch1">
        <chart:legend chart:legend-position="end" svg:x="12.564cm" svg:y="4.204cm" style:legend-expansion="high" chart:style-name="ch2"/>
        <chart:plot-area chart:style-name="ch3" chart:data-source-has-labels="both" svg:x="0.769cm" svg:y="0.855cm" svg:width="11.157cm" svg:height="7.551cm">
          <chartooo:coordinate-region svg:x="1.39cm" svg:y="1.054cm" svg:width="10.442cm" svg:height="6.705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 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5996546147681">
                <text:p>3.159965461476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568150214869">
                <text:p>10.7568150214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825114827604">
                <text:p>10.4825114827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7992862363358">
                <text:p>16.7992862363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247709643701">
                <text:p>12.6247709643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0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91">
          <table:table-cell table:number-columns-repeated="3"/>
        </table:table-row>
        <table:table-row table:style-name="ro1">
          <table:table-cell/>
          <table:table-cell table:style-name="ce1" office:value-type="string">
            <text:p>DAY</text:p>
          </table:table-cell>
          <table:table-cell table:style-name="ce1" office:value-type="string">
            <text:p>RMS ERROR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 office:value-type="float" office:value="3.15996546147681">
            <text:p>3.1599654615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 office:value-type="float" office:value="10.7568150214869">
            <text:p>10.7568150215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 office:value-type="float" office:value="10.4825114827604">
            <text:p>10.4825114828</text:p>
          </table:table-cell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 office:value-type="float" office:value="16.7992862363358">
            <text:p>16.7992862363</text:p>
          </table:table-cell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 office:value-type="float" office:value="12.6247709643701">
            <text:p>12.624770964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legend chart:legend-position="end" svg:x="12.564cm" svg:y="4.203cm" style:legend-expansion="high" chart:style-name="ch2"/>
        <chart:plot-area chart:style-name="ch3" chart:data-source-has-labels="both" svg:x="0.769cm" svg:y="0.855cm" svg:width="11.157cm" svg:height="7.549cm">
          <chartooo:coordinate-region svg:x="1.39cm" svg:y="1.054cm" svg:width="10.35cm" svg:height="6.703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 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076825493">
                <text:p>2.90768254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78940455">
                <text:p>12.5678940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812370917">
                <text:p>5.4812370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682504797">
                <text:p>9.3682504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393308984">
                <text:p>10.4393308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8668853228">
                <text:p>14.8668853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3675013649">
                <text:p>16.3675013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995120138">
                <text:p>10.5995120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133543756">
                <text:p>12.1133543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00001424">
                <text:p>14.6000014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56">
          <table:table-cell table:number-columns-repeated="3"/>
        </table:table-row>
        <table:table-row table:style-name="ro1">
          <table:table-cell/>
          <table:table-cell office:value-type="string">
            <text:p>ITERATION</text:p>
          </table:table-cell>
          <table:table-cell office:value-type="string">
            <text:p>RMS ERROR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float" office:value="2.9076825493">
            <text:p>2.9076825493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float" office:value="12.5678940455">
            <text:p>12.5678940455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office:value-type="float" office:value="5.4812370917">
            <text:p>5.4812370917</text:p>
          </table:table-cell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9.3682504797">
            <text:p>9.3682504797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office:value-type="float" office:value="10.4393308984">
            <text:p>10.4393308984</text:p>
          </table:table-cell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office:value-type="float" office:value="14.8668853228">
            <text:p>14.8668853228</text:p>
          </table:table-cell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office:value-type="float" office:value="16.3675013649">
            <text:p>16.3675013649</text:p>
          </table:table-cell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office:value-type="float" office:value="10.5995120138">
            <text:p>10.5995120138</text:p>
          </table:table-cell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office:value-type="float" office:value="12.1133543756">
            <text:p>12.1133543756</text:p>
          </table:table-cell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office:value-type="float" office:value="14.600001424">
            <text:p>14.600001424</text:p>
          </table:table-cell>
        </table:table-row>
        <table:table-row table:style-name="ro1">
          <table:table-cell/>
          <table:table-cell office:value-type="string">
            <text:p>AVG RMS ERROR</text:p>
          </table:table-cell>
          <table:table-cell table:formula="of:=SUM([.C58:.C67])/10" office:value-type="float" office:value="10.93116495657">
            <text:p>10.931164956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legend chart:legend-position="end" svg:x="13.093cm" svg:y="4.203cm" style:legend-expansion="high" chart:style-name="ch2"/>
        <chart:plot-area chart:style-name="ch3" chart:data-source-has-labels="both" svg:x="0.659cm" svg:y="0.827cm" svg:width="11.683cm" svg:height="7.547cm">
          <chartooo:coordinate-region svg:x="1.386cm" svg:y="1.026cm" svg:width="10.77cm" svg:height="6.701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 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46426056">
                <text:p>0.80464260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17759217">
                <text:p>0.931775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81257921">
                <text:p>1.0481257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11144118">
                <text:p>1.1411144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87817985">
                <text:p>1.2287817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56151351">
                <text:p>1.325615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12406247">
                <text:p>1.4312406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342741547">
                <text:p>1.5342741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313574511">
                <text:p>1.6313574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190076144">
                <text:p>1.71900761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5"/>
          <table:table-cell table:style-name="ce1" office:value-type="string">
            <text:p>Time Lag (in no of days)</text:p>
          </table:table-cell>
          <table:table-cell office:value-type="string">
            <text:p>RMS error</text:p>
          </table:table-cell>
        </table:table-row>
        <table:table-row table:style-name="ro2"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0.8046426056">
            <text:p>0.8046426056</text:p>
          </table:table-cell>
        </table:table-row>
        <table:table-row table:style-name="ro2"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0.9317759217">
            <text:p>0.9317759217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1.0481257921">
            <text:p>1.0481257921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float" office:value="1.1411144118">
            <text:p>1.1411144118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float" office:value="1.2287817985">
            <text:p>1.2287817985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float" office:value="1.3256151351">
            <text:p>1.3256151351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float" office:value="1.4312406247">
            <text:p>1.4312406247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float" office:value="1.5342741547">
            <text:p>1.5342741547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float" office:value="1.6313574511">
            <text:p>1.6313574511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float" office:value="1.7190076144">
            <text:p>1.719007614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